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6cm"/>
    </style:style>
    <style:style style:name="co2" style:family="table-column">
      <style:table-column-properties fo:break-before="auto" style:column-width="16.951cm"/>
    </style:style>
    <style:style style:name="co3" style:family="table-column">
      <style:table-column-properties fo:break-before="auto" style:column-width="15.18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11.599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5.771cm"/>
    </style:style>
    <style:style style:name="co13" style:family="table-column">
      <style:table-column-properties fo:break-before="auto" style:column-width="5.493cm"/>
    </style:style>
    <style:style style:name="co14" style:family="table-column">
      <style:table-column-properties fo:break-before="auto" style:column-width="4.3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25.3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  <style:text-properties fo:color="#000000" style:text-outline="false" style:text-line-through-style="none" style:font-name="Courier New1" fo:font-size="10pt" fo:font-style="normal" fo:text-shadow="none" style:text-underline-style="none" fo:font-weight="bold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order-left="0.002cm solid #000000" fo:border-right="0.002cm solid #000000" fo:border-top="none"/>
      <style:text-properties style:font-name="Courier New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color="#2a00ff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Courier New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/>
    </style:style>
    <style:style style:name="ce28" style:family="table-cell" style:parent-style-name="Default">
      <style:text-properties fo:color="#2323dc" fo:font-weight="bold" style:font-weight-asian="bold" style:font-weight-complex="bold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7f0055" style:text-outline="false" style:text-line-through-style="none" style:text-position="0% 100%" style:font-name="Courier New1" fo:font-size="10pt" fo:font-style="normal" fo:text-shadow="none" style:text-underline-style="none" fo:font-weight="bold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ourier New1" fo:font-size="10pt" fo:font-style="normal" fo:text-shadow="none" style:text-underline-style="none" fo:font-weight="bold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3" style:family="text">
      <style:text-properties fo:color="#2a00ff" style:text-outline="false" style:text-line-through-style="none" style:text-position="0% 100%" style:font-name="Courier New1" fo:font-size="10pt" fo:font-style="normal" fo:text-shadow="none" style:text-underline-style="none" fo:font-weight="bold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4" style:family="text">
      <style:text-properties fo:color="#0000c0" style:text-outline="false" style:text-line-through-style="none" style:text-position="0% 100%" style:font-name="Courier New1" fo:font-size="10pt" fo:font-style="italic" fo:text-shadow="none" style:text-underline-style="none" fo:font-weight="bold" style:font-size-asian="10pt" style:font-style-asian="italic" style:font-weight-asian="bold" style:font-name-complex="Courier New1" style:font-size-complex="10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nnection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4" table:default-cell-style-name="Default"/>
        <table:table-column table:style-name="co5" table:number-columns-repeated="767" table:default-cell-style-name="Default"/>
        <table:table-row table:style-name="ro1">
          <table:table-cell/>
          <table:table-cell table:style-name="ce9" office:value-type="string">
            <text:p>Описание информационного обмена</text:p>
          </table:table-cell>
          <table:table-cell table:style-name="ce17" office:value-type="string">
            <text:p>Описание связей и используемых классов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Порядковый номер</text:p>
          </table:table-cell>
          <table:table-cell table:style-name="ce10" office:value-type="string">
            <text:p>Описание </text:p>
          </table:table-cell>
          <table:table-cell table:style-name="ce18" office:value-type="string">
            <text:p>Алгоритм взаимодействия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пользователь активирует действие, которое передается на JavaScript</text:p>
          </table:table-cell>
          <table:table-cell table:style-name="ce19" office:value-type="string">
            <text:p>HTML документ задает имя функции, которую бы пользователь хотел отработать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/>
          <table:table-cell table:style-name="ce20" office:value-type="string">
            <text:p>Активируется функция JavaScript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3"/>
          <table:table-cell table:style-name="ce21"/>
          <table:table-cell table:number-columns-repeated="1021"/>
        </table:table-row>
        <table:table-row table:style-name="ro2">
          <table:table-cell table:style-name="ce3" office:value-type="string">
            <text:p><text:a xlink:href="#connection_2_main">2</text:a></text:p>
          </table:table-cell>
          <table:table-cell table:style-name="ce11" office:value-type="string">
            <text:p>Идентификация задачи и передача данного действия в Applet</text:p>
          </table:table-cell>
          <table:table-cell table:style-name="ce22" office:value-type="string">
            <text:p>JavaScript передает о желании пользователя в Japplet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(Передача имени Action для активации действия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Формирование объекта Transport и наполнение его данными:</text:p>
          </table:table-cell>
          <table:table-cell table:style-name="ce22" office:value-type="string">
            <text:p>Japplet запрос Action на CardServer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 office:value-type="string">
            <text:p><text:tab/><text:tab/><text:tab/>Transport transport=<text:span text:style-name="T1">new</text:span><text:span text:style-name="T2"> Transport();</text:span></text:p>
          </table:table-cell>
          <table:table-cell table:style-name="ce24" office:value-type="string">
            <text:p>(происходит информационный обмен)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4" office:value-type="string">
            <text:p><text:tab/><text:tab/><text:tab/>transport.setActionName(<text:span text:style-name="T3">"GetSerialNumber"</text:span><text:span text:style-name="T2">);</text:span>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4"/>
          <table:table-cell table:style-name="ce14" office:value-type="string">
            <text:p><text:tab/><text:tab/><text:tab/>transport.setDirection(Transport.<text:span text:style-name="T4">TYPE_REQUEST</text:span><text:span text:style-name="T2">);</text:span>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4"/>
          <table:table-cell table:style-name="ce15" office:value-type="string">
            <office:annotation draw:style-name="gr1" draw:text-style-name="P1" svg:width="2.899cm" svg:height="3.756cm" svg:x="21.608cm" svg:y="3.997cm" draw:caption-point-x="-21.608cm" draw:caption-point-y="-3.997cm">
              <dc:creator>VC</dc:creator>
              <dc:date>2008-10-22T00:00:00</dc:date>
              <text:p text:style-name="P1">Все ключи, которые передаются в объект Action как начальные параметры должны иметь предопределенные имена</text:p>
            </office:annotation>
            <text:p><text:tab/><text:tab/><text:tab/><text:span text:style-name="T5">transport.setInformation(key, value);</text:span>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Default"/>
          <table:table-cell table:style-name="ce15" office:value-type="string">
            <text:p>(все данные в Transport.Information при первом соединении переписываются в хранилище Action)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2" office:value-type="string">
            <text:p>посылка этого объекта на CardServer — инициализация общения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office:value-type="string">
            <text:p>Получение объекта транспорт:</text:p>
          </table:table-cell>
          <table:table-cell table:style-name="ce22" office:value-type="string">
            <text:p>Последняя стадия информационного обмена — задание команды на отображение результата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<text:s text:c="4"/>либо с информацие об ошибке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<text:s text:c="4"/>либо с информацие о необходимости отображения пользователю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Transport содержит 1..n кол-во команд SubCommand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но при последнем получении команда будет одна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SubCommand.FOR_DISPLAY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SubCommand.CommandName — идентификация функции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4"/>
          <table:table-cell table:style-name="ce16" office:value-type="string">
            <text:p>Transport.<text:span text:style-name="T4">STATUS_DONE — сигнал об окончании общения</text:span>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Transport.InformationKey — дополнительные параметры — ключи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Transport.InformationText — дополнительные параметры — значения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2">
          <table:table-cell table:style-name="ce7" office:value-type="string">
            <text:p><text:a xlink:href="#connection_5_main">5</text:a></text:p>
          </table:table-cell>
          <table:table-cell table:style-name="ce11" office:value-type="string">
            <text:p>Applet передает в функцию JavaScript следующие значения</text:p>
          </table:table-cell>
          <table:table-cell table:style-name="ce22" office:value-type="string">
            <text:p>Japplet оповещает JavaScript о необходимых действиях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(для формирования объекта Fragment на JavaScript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functionName — имя функции (SubCommand.CommandName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informationKeys — параметры функции — ключи (Transport.InformationKey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informationValues — параметры функции — значения (Transport.InformationText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2">
          <table:table-cell table:style-name="ce7" office:value-type="string">
            <text:p><text:a xlink:href="#Connection_6">6</text:a></text:p>
          </table:table-cell>
          <table:table-cell table:style-name="ce11" office:value-type="string">
            <text:p>JavaScript формирует Fragment и передает его на сервлет (GetBody)</text:p>
          </table:table-cell>
          <table:table-cell table:style-name="ce22" office:value-type="string">
            <text:p>Послать на сервлет(GetBody) запрос на обновление данных на странице HTML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(объект Fragment на JavaScript преобразовывается в объект Java с помощью DWR)</text:p>
          </table:table-cell>
          <table:table-cell table:style-name="ce24" office:value-type="string">
            <text:p>(посылка происходит с помощью DWR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1" office:value-type="string">
            <text:p>Сервлет GetBody отправляет запрос (GET/POST) на сервлет DisplayApplet</text:p>
          </table:table-cell>
          <table:table-cell table:style-name="ce22" office:value-type="string">
            <text:p>GetBody делает запрос на Сервлет (DisplayApplet) который ответчает за отображение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в параметрах запроса передаются значения из объекта Fragment: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ParamName — Fragment.informationKeys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ParamValue — Fragment.informationValues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( самый первый параметр FUNCTIONNAME — имя функции )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Default"/>
          <table:table-cell table:style-name="ce12" office:value-type="string">
            <text:p>(возможно добавление параметра имени функции Fragment.functionName)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2"/>
          <table:table-cell table:number-columns-repeated="1022"/>
        </table:table-row>
        <table:table-row table:style-name="ro1">
          <table:table-cell table:style-name="ce5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1" office:value-type="string">
            <text:p>Сервлет DisplayApplet отвечает на запрос кодом HTML</text:p>
          </table:table-cell>
          <table:table-cell table:style-name="ce22" office:value-type="string">
            <text:p>DisplayApplet дает ответ в виде HTML на GetBody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Задача сервлета GetBody </text:p>
          </table:table-cell>
          <table:table-cell table:style-name="ce24" office:value-type="string">
            <text:p>GetBody от всего HTML текста оставляет только текст в тэге BODY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— вынуть текст между тегами &lt;body&gt; &lt;/body&gt;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- сформировать объект Fragment: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functionName=innerHTML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informationKeys — имена HTML.ID в которые нужно вставить текст HTML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4"/>
          <table:table-cell table:style-name="ce16" office:value-type="string">
            <text:p>Fragment.informationValues — текст HTML, который должен быть вставлен в соответствующие ключам значения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2">
          <table:table-cell table:style-name="ce7" office:value-type="string">
            <text:p><text:a xlink:href="#Connection_9">9</text:a></text:p>
          </table:table-cell>
          <table:table-cell table:style-name="ce11" office:value-type="string">
            <text:p>Посылка объекта Java Fragment и преобразование этого объекта в JavaScript Fragment, с помощью DWR</text:p>
          </table:table-cell>
          <table:table-cell table:style-name="ce22" office:value-type="string">
            <text:p>Передача парметров в JavaScript клиента с помощью DWR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1" office:value-type="string">
            <text:p>JavaScript изменяет свойства (innerHTML) объектов по уникальным ID (Fragment.informationKeys) и назначет</text:p>
          </table:table-cell>
          <table:table-cell table:style-name="ce22" office:value-type="string">
            <text:p>Отображение пришедшей информации в тексте HTML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этому свойству значения Fragment.infromationValues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1" office:value-type="string">
            <text:p>Информационный обмен с карточкой, посылка команд на выполнение и получение ответов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4"/>
          <table:table-cell table:style-name="ce12" office:value-type="string">
            <text:p>Сервер дает команды, а клиент на них отвечает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table:style-name="ce21"/>
          <table:table-cell table:number-columns-repeated="1021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ion_2" table:style-name="ta2" table:print="false">
        <office:forms form:automatic-focus="false" form:apply-design-mode="false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4" table:number-columns-repeated="254" table:default-cell-style-name="Default"/>
        <table:table-column table:style-name="co5" table:number-columns-repeated="767" table:default-cell-style-name="Default"/>
        <table:table-row table:style-name="ro4">
          <table:table-cell table:style-name="Default"/>
          <table:table-cell table:style-name="ce26" office:value-type="string">
            <text:p><text:s text:c="4"/>Передача параметров от JavaScript в Апплет</text:p>
            <text:p>Активизация Action</text:p>
          </table:table-cell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26" office:value-type="string">
            <text:p>потомок класса Action, который создается под управлением сервлета CardServer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ActionName</text:p>
          </table:table-cell>
          <table:table-cell table:style-name="ce27" office:value-type="string">
            <text:p>GetSerialNumber</text:p>
          </table:table-cell>
          <table:table-cell office:value-type="string">
            <text:p>получить серийный номер устройства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ey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alue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ActionName</text:p>
          </table:table-cell>
          <table:table-cell table:style-name="ce28" office:value-type="string">
            <text:p>GetAllDevices</text:p>
          </table:table-cell>
          <table:table-cell office:value-type="string">
            <text:p>получить все доступные устройства чтения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ey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alue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ActionName</text:p>
          </table:table-cell>
          <table:table-cell table:style-name="ce28" office:value-type="string">
            <text:p>ConnectTo</text:p>
          </table:table-cell>
          <table:table-cell office:value-type="string">
            <text:p>соединиться c устройством по его имени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eys</text:p>
          </table:table-cell>
          <table:table-cell office:value-type="string">
            <text:p>Device_</text:p>
          </table:table-cell>
          <table:table-cell office:value-type="string">
            <text:p>(любое значение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Values</text:p>
          </table:table-cell>
          <table:table-cell office:value-type="string">
            <text:p>&lt;device_name&gt;</text:p>
          </table:table-cell>
          <table:table-cell office:value-type="string">
            <text:p>имя устройства, к которому нужно присоединиться</text:p>
          </table:table-cell>
          <table:table-cell table:number-columns-repeated="1021"/>
        </table:table-row>
        <table:table-row table:style-name="ro1" table:number-rows-repeated="13">
          <table:table-cell table:style-name="Default"/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ion_5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54" table:default-cell-style-name="Default"/>
        <table:table-column table:style-name="co5" table:number-columns-repeated="767" table:default-cell-style-name="Default"/>
        <table:table-row table:style-name="ro1">
          <table:table-cell/>
          <table:table-cell table:style-name="ce26" office:value-type="string">
            <text:p>Передача параметров от Applet в JavaScript</text:p>
          </table:table-cell>
          <table:table-cell table:number-columns-repeated="1022"/>
        </table:table-row>
        <table:table-row table:style-name="ro1">
          <table:table-cell office:value-type="string">
            <text:p>CONNECTION:4</text:p>
          </table:table-cell>
          <table:table-cell office:value-type="string">
            <text:p>передает параметры от сервлета CardServer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bCommand.FOR_DISPLAY</text:p>
          </table:table-cell>
          <table:table-cell office:value-type="string">
            <text:p>команда для отображен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bCommand.functionName</text:p>
          </table:table-cell>
          <table:table-cell office:value-type="string">
            <text:p>имя команды для отображен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bCommand.ParamInt</text:p>
          </table:table-cell>
          <table:table-cell office:value-type="string">
            <text:p>ключи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bCommand.ParamString</text:p>
          </table:table-cell>
          <table:table-cell office:value-type="string">
            <text:p>значения для ключей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NNECTION:5</text:p>
          </table:table-cell>
          <table:table-cell office:value-type="string">
            <text:p>апплет получает параметры от CardServer (CONNECTION:4) и передает их в getAnswer(SubCommand.functionName, keys[], values[] ) <text:s text:c="2"/>(JavaScript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апплет получает параметры от CardServer (CONNECTION:4) и выдает сообщение об ошибке в JavaScript — вызов функции Alert(message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6" office:value-type="string">
            <text:p>getAnswer</text:p>
          </table:table-cell>
          <table:table-cell office:value-type="string">
            <text:p>метод JavaScript, который принимает параметры для анализа ответа от Апплета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string">
            <text:p>в данном методе должен осуществляться анализ FunctionName: 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string">
            <text:p>getAnswer (JavaScript)</text:p>
          </table:table-cell>
          <table:table-cell office:value-type="string">
            <text:p>выдать пользователю отве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string">
            <text:p>change_interface(JavaScript)</text:p>
          </table:table-cell>
          <table:table-cell office:value-type="string">
            <text:p>передать запрос на смену интерфейса пользователя сервлету GetBod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>
            <text:p>FunctionName</text:p>
          </table:table-cell>
          <table:table-cell table:style-name="ce26" office:value-type="string">
            <text:p>GOTO</text:p>
          </table:table-cell>
          <table:table-cell table:number-columns-repeated="1022"/>
        </table:table-row>
        <table:table-row table:style-name="ro1">
          <table:table-cell office:value-type="string">
            <text:p>Keys[0]</text:p>
          </table:table-cell>
          <table:table-cell office:value-type="string">
            <text:p>SESSIONID</text:p>
          </table:table-cell>
          <table:table-cell office:value-type="string">
            <text:p>уникальный идентификатор сессии для данного клиента ( безопасность )</text:p>
          </table:table-cell>
          <table:table-cell table:number-columns-repeated="1021"/>
        </table:table-row>
        <table:table-row table:style-name="ro1">
          <table:table-cell office:value-type="string">
            <text:p>Values[0]</text:p>
          </table:table-cell>
          <table:table-cell table:number-columns-repeated="1023"/>
        </table:table-row>
        <table:table-row table:style-name="ro1">
          <table:table-cell office:value-type="string">
            <text:p>Keys[1]</text:p>
          </table:table-cell>
          <table:table-cell office:value-type="string">
            <text:p>PAGE</text:p>
          </table:table-cell>
          <table:table-cell office:value-type="string">
            <text:p>идентификатор страницы, на которую пользователь желает переместиться</text:p>
          </table:table-cell>
          <table:table-cell table:number-columns-repeated="1021"/>
        </table:table-row>
        <table:table-row table:style-name="ro1">
          <table:table-cell office:value-type="string">
            <text:p>Values[1]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>
            <text:p>FunctionName</text:p>
          </table:table-cell>
          <table:table-cell table:style-name="ce26" office:value-type="string">
            <text:p>SHOWMESSAGE</text:p>
          </table:table-cell>
          <table:table-cell table:number-columns-repeated="1022"/>
        </table:table-row>
        <table:table-row table:style-name="ro1">
          <table:table-cell office:value-type="string">
            <text:p>functionParamInt</text:p>
          </table:table-cell>
          <table:table-cell table:number-columns-repeated="1023"/>
        </table:table-row>
        <table:table-row table:style-name="ro1">
          <table:table-cell office:value-type="string">
            <text:p>functionParamString</text:p>
          </table:table-cell>
          <table:table-cell/>
          <table:table-cell office:value-type="string">
            <text:p>сообщение, которое нужно вывести пользователю</text:p>
          </table:table-cell>
          <table:table-cell table:number-columns-repeated="1021"/>
        </table:table-row>
        <table:table-row table:style-name="ro1">
          <table:table-cell office:value-type="string">
            <text:p>Keys</text:p>
          </table:table-cell>
          <table:table-cell/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Values</text:p>
          </table:table-cell>
          <table:table-cell/>
          <table:table-cell office:value-type="string">
            <text:p>null</text:p>
          </table:table-cell>
          <table:table-cell table:number-columns-repeated="1021"/>
        </table:table-row>
      </table:table>
      <table:table table:name="Connection_6" table:style-name="ta4" table:print="false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ce26" office:value-type="string">
            <text:p>Получает параметры от JavaScript в виде объекта Frag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Возвращает Fragment c заполненными параметрами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>
            <text:p>(DWR переводит Fragment(JavaScript) в Fragment(Java))</text:p>
          </table:table-cell>
          <table:table-cell table:number-columns-repeated="2"/>
        </table:table-row>
        <table:table-row table:style-name="ro1">
          <table:table-cell table:style-name="ce31" office:value-type="string" table:number-columns-spanned="2" table:number-rows-spanned="1">
            <text:p>INPUT (request) connection:6</text:p>
          </table:table-cell>
          <table:covered-table-cell/>
          <table:table-cell table:style-name="ce31" office:value-type="string" table:number-columns-spanned="2" table:number-rows-spanned="1">
            <text:p>OUTPUT(response) connection:9</text:p>
          </table:table-cell>
          <table:covered-table-cell/>
        </table:table-row>
        <table:table-row table:style-name="ro1">
          <table:table-cell office:value-type="string">
            <text:p>Fragment.functionName</text:p>
          </table:table-cell>
          <table:table-cell office:value-type="string">
            <text:p>GOTO</text:p>
          </table:table-cell>
          <table:table-cell office:value-type="string">
            <text:p>Fragment.functionName</text:p>
          </table:table-cell>
          <table:table-cell office:value-type="string">
            <text:p>innerHTML</text:p>
          </table:table-cell>
        </table:table-row>
        <table:table-row table:style-name="ro1">
          <table:table-cell office:value-type="string">
            <text:p>Fragment.paramInt</text:p>
          </table:table-cell>
          <table:table-cell/>
          <table:table-cell office:value-type="string">
            <text:p>Fragment.paramInt</text:p>
          </table:table-cell>
          <table:table-cell/>
        </table:table-row>
        <table:table-row table:style-name="ro1">
          <table:table-cell office:value-type="string">
            <text:p>Fragment.paramString</text:p>
          </table:table-cell>
          <table:table-cell/>
          <table:table-cell office:value-type="string">
            <text:p>Fragment.paramString</text:p>
          </table:table-cell>
          <table:table-cell/>
        </table:table-row>
        <table:table-row table:style-name="ro1">
          <table:table-cell office:value-type="string">
            <text:p>Fragment.informationKeys[0..n]</text:p>
          </table:table-cell>
          <table:table-cell office:value-type="string">
            <text:p>параметр ключ</text:p>
          </table:table-cell>
          <table:table-cell office:value-type="string">
            <text:p>Fragment.informationKeys[1..n]</text:p>
          </table:table-cell>
          <table:table-cell office:value-type="string">
            <text:p>ID элементов</text:p>
          </table:table-cell>
        </table:table-row>
        <table:table-row table:style-name="ro1">
          <table:table-cell office:value-type="string">
            <text:p>Fragment.informationValues[0..n]</text:p>
          </table:table-cell>
          <table:table-cell office:value-type="string">
            <text:p>параметр значение</text:p>
          </table:table-cell>
          <table:table-cell office:value-type="string">
            <text:p>Fragment.informationValues[1..n]</text:p>
          </table:table-cell>
          <table:table-cell office:value-type="string">
            <text:p>HTML для элементов</text:p>
          </table:table-cell>
        </table:table-row>
      </table:table>
      <table:table table:name="Connection_9" table:style-name="ta4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row table:style-name="ro5">
          <table:table-cell table:style-name="ce32" office:value-type="string" table:number-columns-spanned="3" table:number-rows-spanned="1">
            <text:p>Передача параметров от GetBody (JavaFragment) на JavaScript (JavaScript Fragment) используя DWR</text:p>
          </table:table-cell>
          <table:covered-table-cell table:style-name="ce26"/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 table:style-name="ce26" office:value-type="string">
            <text:p>FunctionName</text:p>
          </table:table-cell>
          <table:table-cell table:style-name="ce26" office:value-type="string">
            <text:p>innerHTML</text:p>
          </table:table-cell>
          <table:table-cell office:value-type="string">
            <text:p>изменить HTML код в элементе</text:p>
          </table:table-cell>
        </table:table-row>
        <table:table-row table:style-name="ro1">
          <table:table-cell office:value-type="string">
            <text:p>Keys[1..n]</text:p>
          </table:table-cell>
          <table:table-cell/>
          <table:table-cell office:value-type="string">
            <text:p>ID элемента</text:p>
          </table:table-cell>
        </table:table-row>
        <table:table-row table:style-name="ro1">
          <table:table-cell office:value-type="string">
            <text:p>Values[1..n]</text:p>
          </table:table-cell>
          <table:table-cell/>
          <table:table-cell office:value-type="string">
            <text:p>HTML текст для элемент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6" office:value-type="string">
            <text:p>FunctionName</text:p>
          </table:table-cell>
          <table:table-cell table:style-name="ce26" office:value-type="string">
            <text:p>ERROR</text:p>
          </table:table-cell>
          <table:table-cell office:value-type="string">
            <text:p>ошибка при попытке получения GetBody информации от DisplayForApplet</text:p>
          </table:table-cell>
        </table:table-row>
        <table:table-row table:style-name="ro1">
          <table:table-cell office:value-type="string">
            <text:p>Keys[0]</text:p>
          </table:table-cell>
          <table:table-cell office:value-type="string">
            <text:p>MESSAGE</text:p>
          </table:table-cell>
          <table:table-cell office:value-type="string">
            <text:p>можно и любой текст</text:p>
          </table:table-cell>
        </table:table-row>
        <table:table-row table:style-name="ro1">
          <table:table-cell office:value-type="string">
            <text:p>Values[0]</text:p>
          </table:table-cell>
          <table:table-cell/>
          <table:table-cell office:value-type="string">
            <text:p>значение, которое нужно показать пользователю функцией Alert</text:p>
          </table:table-cell>
        </table:table-row>
      </table:table>
      <table:named-expressions>
        <table:named-range table:name="r_01" table:base-cell-address="$Connection_2.$A$3" table:cell-range-address="$Connections.$A$3"/>
        <table:named-range table:name="r_02" table:base-cell-address="$Connections.$A$6" table:cell-range-address="$Connections.$A$6"/>
        <table:named-range table:name="r_03" table:base-cell-address="$Connections.$A$9" table:cell-range-address="$Connections.$A$9"/>
        <table:named-range table:name="r_04" table:base-cell-address="$Connections.$A$15" table:cell-range-address="$Connections.$A$17"/>
        <table:named-range table:name="r_05" table:base-cell-address="$Connections.$A$26" table:cell-range-address="$Connections.$A$28"/>
        <table:named-range table:name="r_06" table:base-cell-address="$Connections.$A$32" table:cell-range-address="$Connections.$A$34"/>
        <table:named-range table:name="r_07" table:base-cell-address="$Connections.$A$35" table:cell-range-address="$Connections.$A$37"/>
        <table:named-range table:name="r_08" table:base-cell-address="$Connections.$A$41" table:cell-range-address="$Connections.$A$45"/>
        <table:named-range table:name="r_09" table:base-cell-address="$Connections.$A$49" table:cell-range-address="$Connections.$A$53"/>
        <table:named-range table:name="r_10" table:base-cell-address="$Connections.$A$51" table:cell-range-address="$Connections.$A$55"/>
        <table:named-range table:name="r_11" table:base-cell-address="$Connections.$A$54" table:cell-range-address="$Connections.$A$58"/>
        <table:named-range table:name="connection_2_main" table:base-cell-address="$Connection_2.$B$1" table:cell-range-address="$Connection_2.$B$1"/>
        <table:named-range table:name="connection_5_main" table:base-cell-address="$Connection_5.$B$1" table:cell-range-address="$Connection_5.$B$1"/>
        <table:named-range table:name="connection_9_main" table:base-cell-address="$Connection_6.$B$1" table:cell-range-address="$Connection_9.$B$1"/>
        <table:named-range table:name="connection_5_connection_4" table:base-cell-address="$Connection_5.$A$2" table:cell-range-address="$Connection_5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.10.2008</text:date>, <text:time>16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taliy Cherkashin</meta:initial-creator>
    <meta:creation-date>2008-10-16T17:25:51</meta:creation-date>
    <dc:creator>Vitaliy Cherkashin</dc:creator>
    <dc:date>2008-10-22T16:00:22.79</dc:date>
    <meta:editing-cycles>21</meta:editing-cycles>
    <meta:editing-duration>PT19H10M51S</meta:editing-duration>
    <meta:generator>OpenOffice.org/3.0$Win32 OpenOffice.org_project/300m9$Build-9358</meta:generator>
    <meta:document-statistic meta:table-count="5" meta:cell-count="173" meta:object-count="0"/>
    <meta:user-defined meta:name="Info 1"/>
    <meta:user-defined meta:name="Info 2"/>
    <meta:user-defined meta:name="Info 3"/>
    <meta:user-defined meta:name="Info 4"/>
  </office:meta>
</office:document-meta>
</file>